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8e8c" officeooo:paragraph-rsid="00018e8c"/>
    </style:style>
    <style:style style:name="P2" style:family="paragraph" style:parent-style-name="Standard">
      <style:text-properties style:font-name="Liberation Serif" fo:font-size="12pt" officeooo:rsid="0105bdad" officeooo:paragraph-rsid="00018e8c" style:font-size-asian="12pt" style:font-size-complex="12pt"/>
    </style:style>
    <style:style style:name="P3" style:family="paragraph" style:parent-style-name="Standard">
      <style:text-properties style:font-name="Liberation Serif" fo:font-size="12pt" officeooo:rsid="0002d7c6" officeooo:paragraph-rsid="0002d7c6" style:font-size-asian="12pt" style:font-size-complex="12pt"/>
    </style:style>
    <style:style style:name="P4" style:family="paragraph" style:parent-style-name="Standard">
      <style:text-properties style:font-name="Liberation Serif" fo:font-size="12pt" officeooo:rsid="0004b921" officeooo:paragraph-rsid="0004b921" style:font-size-asian="12pt" style:font-size-complex="12pt"/>
    </style:style>
    <style:style style:name="P5" style:family="paragraph" style:parent-style-name="Standard">
      <style:text-properties style:font-name="Liberation Serif" fo:font-size="12pt" officeooo:rsid="0004b921" officeooo:paragraph-rsid="0004f895" style:font-size-asian="12pt" style:font-size-complex="12pt"/>
    </style:style>
    <style:style style:name="P6" style:family="paragraph" style:parent-style-name="Standard">
      <style:text-properties style:font-name="Liberation Serif" fo:font-size="12pt" officeooo:rsid="0004b921" officeooo:paragraph-rsid="0006e525" style:font-size-asian="12pt" style:font-size-complex="12pt"/>
    </style:style>
    <style:style style:name="P7" style:family="paragraph" style:parent-style-name="Standard">
      <style:text-properties style:font-name="Liberation Serif" fo:font-size="12pt" officeooo:rsid="0004f895" officeooo:paragraph-rsid="0004f895" style:font-size-asian="12pt" style:font-size-complex="12pt"/>
    </style:style>
    <style:style style:name="P8" style:family="paragraph" style:parent-style-name="Standard">
      <style:text-properties style:font-name="Liberation Serif" fo:font-size="12pt" officeooo:rsid="0004f895" officeooo:paragraph-rsid="0008f3e3" style:font-size-asian="12pt" style:font-size-complex="12pt"/>
    </style:style>
    <style:style style:name="P9" style:family="paragraph" style:parent-style-name="Standard">
      <style:text-properties style:font-name="Liberation Serif" fo:font-size="12pt" officeooo:rsid="0006f54a" officeooo:paragraph-rsid="0006f54a" style:font-size-asian="12pt" style:font-size-complex="12pt"/>
    </style:style>
    <style:style style:name="P10" style:family="paragraph" style:parent-style-name="Standard">
      <style:text-properties style:font-name="Liberation Serif" fo:font-size="12pt" officeooo:rsid="0006f54a" officeooo:paragraph-rsid="0011ef9f" style:font-size-asian="12pt" style:font-size-complex="12pt"/>
    </style:style>
    <style:style style:name="P11" style:family="paragraph" style:parent-style-name="Standard">
      <style:text-properties style:font-name="Liberation Serif" fo:font-size="12pt" officeooo:rsid="00191f8a" officeooo:paragraph-rsid="0008f3e3" style:font-size-asian="12pt" style:font-size-complex="12pt"/>
    </style:style>
    <style:style style:name="P12" style:family="paragraph" style:parent-style-name="Standard">
      <style:text-properties style:font-name="Liberation Serif" fo:font-size="12pt" officeooo:rsid="00191f8a" officeooo:paragraph-rsid="000c3972" style:font-size-asian="12pt" style:font-size-complex="12pt"/>
    </style:style>
    <style:style style:name="P13" style:family="paragraph" style:parent-style-name="Standard">
      <style:text-properties style:font-name="Liberation Serif" fo:font-size="12pt" officeooo:rsid="00191f8a" officeooo:paragraph-rsid="000cf031" style:font-size-asian="12pt" style:font-size-complex="12pt"/>
    </style:style>
    <style:style style:name="P14" style:family="paragraph" style:parent-style-name="Standard">
      <style:text-properties style:font-name="Liberation Serif" fo:font-size="12pt" officeooo:rsid="00191f8a" officeooo:paragraph-rsid="000e6c9c" style:font-size-asian="12pt" style:font-size-complex="12pt"/>
    </style:style>
    <style:style style:name="P15" style:family="paragraph" style:parent-style-name="Standard">
      <style:text-properties style:font-name="Liberation Serif" fo:font-size="12pt" officeooo:rsid="00191f8a" officeooo:paragraph-rsid="0010299b" style:font-size-asian="12pt" style:font-size-complex="12pt"/>
    </style:style>
    <style:style style:name="P16" style:family="paragraph" style:parent-style-name="Standard">
      <style:text-properties style:font-name="Liberation Serif" fo:font-size="12pt" officeooo:rsid="00191f8a" officeooo:paragraph-rsid="001032ae" style:font-size-asian="12pt" style:font-size-complex="12pt"/>
    </style:style>
    <style:style style:name="P17" style:family="paragraph" style:parent-style-name="Standard">
      <style:text-properties style:font-name="Liberation Serif" fo:font-size="12pt" officeooo:rsid="00191f8a" officeooo:paragraph-rsid="0014c6e1" style:font-size-asian="12pt" style:font-size-complex="12pt"/>
    </style:style>
    <style:style style:name="P18" style:family="paragraph" style:parent-style-name="Standard">
      <style:text-properties style:font-name="Liberation Serif" fo:font-size="12pt" officeooo:rsid="000a7e4f" officeooo:paragraph-rsid="000a7e4f" style:font-size-asian="12pt" style:font-size-complex="12pt"/>
    </style:style>
    <style:style style:name="P19" style:family="paragraph" style:parent-style-name="Standard">
      <style:text-properties style:font-name="Liberation Serif" fo:font-size="12pt" officeooo:rsid="000c3972" officeooo:paragraph-rsid="000c3972" style:font-size-asian="12pt" style:font-size-complex="12pt"/>
    </style:style>
    <style:style style:name="P20" style:family="paragraph" style:parent-style-name="Standard">
      <style:text-properties style:font-name="Liberation Serif" fo:font-size="12pt" officeooo:rsid="000cf031" officeooo:paragraph-rsid="000cf031" style:font-size-asian="12pt" style:font-size-complex="12pt"/>
    </style:style>
    <style:style style:name="P21" style:family="paragraph" style:parent-style-name="Standard">
      <style:text-properties style:font-name="Liberation Serif" fo:font-size="12pt" officeooo:rsid="000e6c9c" officeooo:paragraph-rsid="000e6c9c" style:font-size-asian="12pt" style:font-size-complex="12pt"/>
    </style:style>
    <style:style style:name="P22" style:family="paragraph" style:parent-style-name="Standard">
      <style:text-properties style:font-name="Liberation Serif" fo:font-size="12pt" officeooo:rsid="0010200c" officeooo:paragraph-rsid="0010200c" style:font-size-asian="12pt" style:font-size-complex="12pt"/>
    </style:style>
    <style:style style:name="P23" style:family="paragraph" style:parent-style-name="Standard">
      <style:text-properties style:font-name="Liberation Serif" fo:font-size="12pt" officeooo:rsid="00191f8a" officeooo:paragraph-rsid="0011ef9f" style:font-size-asian="12pt" style:font-size-complex="12pt"/>
    </style:style>
    <style:style style:name="P24" style:family="paragraph" style:parent-style-name="Standard">
      <style:text-properties style:font-name="Liberation Serif" fo:font-size="12pt" officeooo:rsid="00191f8a" officeooo:paragraph-rsid="0014c6e1" style:font-size-asian="12pt" style:font-size-complex="12pt"/>
    </style:style>
    <style:style style:name="P25" style:family="paragraph" style:parent-style-name="Standard">
      <style:text-properties style:font-name="Liberation Serif" fo:font-size="12pt" officeooo:rsid="0017808d" officeooo:paragraph-rsid="0017808d" style:font-size-asian="12pt" style:font-size-complex="12pt"/>
    </style:style>
    <style:style style:name="T1" style:family="text">
      <style:text-properties officeooo:rsid="00018e8c"/>
    </style:style>
    <style:style style:name="T2" style:family="text">
      <style:text-properties officeooo:rsid="00038dd6"/>
    </style:style>
    <style:style style:name="T3" style:family="text">
      <style:text-properties officeooo:rsid="0004b921"/>
    </style:style>
    <style:style style:name="T4" style:family="text">
      <style:text-properties officeooo:rsid="0004f895"/>
    </style:style>
    <style:style style:name="T5" style:family="text">
      <style:text-properties officeooo:rsid="0006e525"/>
    </style:style>
    <style:style style:name="T6" style:family="text">
      <style:text-properties officeooo:rsid="00191f8a"/>
    </style:style>
    <style:style style:name="T7" style:family="text">
      <style:text-properties officeooo:rsid="00fc346d"/>
    </style:style>
    <style:style style:name="T8" style:family="text">
      <style:text-properties officeooo:rsid="00fecb8e"/>
    </style:style>
    <style:style style:name="T9" style:family="text">
      <style:text-properties officeooo:rsid="0008f3e3"/>
    </style:style>
    <style:style style:name="T10" style:family="text">
      <style:text-properties officeooo:rsid="000c3972"/>
    </style:style>
    <style:style style:name="T11" style:family="text">
      <style:text-properties officeooo:rsid="000cf031"/>
    </style:style>
    <style:style style:name="T12" style:family="text">
      <style:text-properties officeooo:rsid="000e6c9c"/>
    </style:style>
    <style:style style:name="T13" style:family="text">
      <style:text-properties officeooo:rsid="00ff2e86"/>
    </style:style>
    <style:style style:name="T14" style:family="text">
      <style:text-properties officeooo:rsid="00ffcde1"/>
    </style:style>
    <style:style style:name="T15" style:family="text">
      <style:text-properties officeooo:rsid="0012ee00"/>
    </style:style>
    <style:style style:name="T16" style:family="text">
      <style:text-properties officeooo:rsid="0013ff72"/>
    </style:style>
    <style:style style:name="T17" style:family="text">
      <style:text-properties officeooo:rsid="0016fbaf"/>
    </style:style>
    <style:style style:name="T18" style:family="text">
      <style:text-properties officeooo:rsid="001716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he ship pulled out of the dock slowly. The slaves pulled the ropes and other pier casements back onto the decking as the Captain Jefferson Sheppard, and others yelled orders at them.</text:p>
      <text:p text:style-name="P17">Captain Sheppard's ship was a type twenty-six frigate city-class frigate was a class of ships had been built for the United Kingdom's Royal Navy. However only some even saw any real action. </text:p>
      <text:p text:style-name="P17">The King always had a small fleet of real battleships , that he annexed from other countries as well as Britain, set and ready to attack any enemy in a small amount of time. Along with those ships were much larger aircraft carriers and battle cruisers. <text:s/>The battle ships also cost so much more than the frigates. So the frigates were the day to day battle cruisers. </text:p>
      <text:p text:style-name="P1">Some slaves moved below decks for chores, and some stayed on deck to clean and polish per the captain’s orders. The cleaning was done in port, but he always made slaves to clean after as it seemed to be done better both out of port and under the captains eyes.</text:p>
      <text:p text:style-name="P2">Th<text:span text:style-name="T1">is</text:span> mission was very simple.</text:p>
      <text:p text:style-name="P2">Take one man to a far away place outside The King’s rule, and give him enough food and water for two months, and then leave him there.</text:p>
      <text:p text:style-name="P2">Captain Sheppard <text:span text:style-name="T1">had even </text:span>requested this assignment. <text:span text:style-name="T17">The captain planned the whole trip would be a two week easy run. Like two week vacation. </text:span></text:p>
      <text:p text:style-name="P2">He had no idea about the man or what he was. </text:p>
      <text:p text:style-name="P2">However this was <text:span text:style-name="T1">th captain’s </text:span>chance to show off for The King.</text:p>
      <text:p text:style-name="P3">Jefferson Sheppard was to take a certain slave to a land far outside the King’s domain make sure it had no claim by the other factions of the world, then leave him there with food and water for two months.</text:p>
      <text:p text:style-name="P3">The ship was more than enough with a skeleton crew, the captain thought as he walked along the decking admiring its wooden decking covered by steel <text:span text:style-name="T2">slits. </text:span><text:span text:style-name="T3">Each to be cleaned in and around each line.</text:span></text:p>
      <text:p text:style-name="P4">The second in command walked up to Captain Shepard.</text:p>
      <text:p text:style-name="P4">“Report.” he spoke at the man.</text:p>
      <text:p text:style-name="P4">“The ship has left port we will be under head speed soon. The Marstain’s pilot house is manned with four crewmen, two King’s men, and one slave. Sir.”</text:p>
      <text:p text:style-name="P5">“Thank you for the report. I will be in my quarters. Please continue <text:span text:style-name="T4">these slaves cleaning.” The tall man siad as he walked off and down under the decking.</text:span></text:p>
      <text:p text:style-name="P7">Captain Sheppard walked along the hallway watching as slaves wiped and cleaned as he walked . His state room was <text:s/>further down as he walked pulled out his keys, and moved the metal until he found the proper one.</text:p>
      <text:p text:style-name="P7">He arrived at his room and inserted the key and went in.</text:p>
      <text:p text:style-name="P8">At the left of the door, he had a small dish he tossed the keys into it, and walked over to his small liquor <text:s/>stall and made himself a drink.<text:span text:style-name="T6">The captain was a tall man after his tenure working in the King’s Navy. He was extremely muscled, and thought to be able to take any man on his ship. On weekend night</text:span><text:span text:style-name="T7">s</text:span><text:span text:style-name="T6"> he would host in an unused part of the ship’s hold, a fighting tournament with the winner going against him as the last fighter. He would then be offered his freedom. Which was just a ruse to kill the best fighters before they became the best one to stand up to the King or his men.</text:span></text:p>
      <text:p text:style-name="P11">Unknown to the other slaves <text:span text:style-name="T8">the winner</text:span> would be in a secluded cell and left to die,<text:span text:style-name="T8">with no food or water,</text:span> and then just simply thrown overboard. </text:p>
      <text:p text:style-name="P6"><text:span text:style-name="T4">The wall to his side went opue as he moved </text:span><text:span text:style-name="T5">and pushed some buttons and watched some monitors came to life. The first showed the pilot house, and then with a flash they showed the engine room, another flash and then the glley with multiple crew men, and King’sMen eating and making jokes or just talking. </text:span><text:span text:style-name="T9">The captain had to relax his musles and bones. They needed the stretching while he sat.</text:span></text:p>
      <text:p text:style-name="P6"><text:span text:style-name="T5">That was normal, but below that one was another monitor showing the showering room in the female slave quarters. There was one person in the room a young slave girl a bit darker than usual likeing, but still very pretty.</text:span> </text:p>
      <text:p text:style-name="P9">He sat down, put his glass on the table beside him. His pants were loosened.</text:p>
      <text:p text:style-name="P9"><text:soft-page-break/>Eating a cupcake from the fridge, he watched as she lathered up her backside. Captain She<text:span text:style-name="T18">p</text:span>pard moved his hands into his already open pants.</text:p>
      <text:p text:style-name="P9">“Hi Bardi. How are you?” she asked as another woman entered also nude, and turned on the shower head next to the other woman.</text:p>
      <text:p text:style-name="P9">“<text:span text:style-name="T9">Hi Siobahn! Im good. And you?” </text:span><text:span text:style-name="T10">the slave asked the other girl.</text:span></text:p>
      <text:p text:style-name="P10">“<text:span text:style-name="T9">I’m fine.” Siobahn had sprayed water on her hands body to start soaping herself. </text:span><text:span text:style-name="T10">She was</text:span><text:span text:style-name="T6"> raven haired full figured woman, without being too chubby with bright, round jade colored eyes. Her nose was slim and tall, and tall overall for a young woman of nineteen. Overall she was round. </text:span></text:p>
      <text:p text:style-name="P23">Her eyes, her hips, her breasts and most importantly her ass. That was perfect for the Captain.</text:p>
      <text:p text:style-name="P18">Captain Sheppard move his body, his hands went further south as he was glad the one he wanted filled the screen.</text:p>
      <text:p text:style-name="P18">The two girls talked about new types of clothes they had been given in port, <text:span text:style-name="T18">and other stupid things </text:span>and how they hated not having a choice in what to be w<text:span text:style-name="T18">ea</text:span>reing. </text:p>
      <text:p text:style-name="P19">They just soapped up their body and then used incoming sea water to wash off, not aware of the captain’s watching or his movements.</text:p>
      <text:p text:style-name="P12">“Pow, Pow, Pow” <text:s/><text:span text:style-name="T10">gun shots sounded from upper decks.</text:span></text:p>
      <text:p text:style-name="P12"><text:span text:style-name="T10">H</text:span>e got a call from the bridge about the happenings.</text:p>
      <text:p text:style-name="P12">Somehow the side of the freighter had just been peeled off like being opened by a giant can opener from the sky, and then the giant, colossal, huge fire started somehow. </text:p>
      <text:p text:style-name="P12">Right now those escaping useless slaves were swimming away. </text:p>
      <text:p text:style-name="P12">The king's men onboard the ship were more than content to just fire into the crowds of bodies. He would see that man punished too. </text:p>
      <text:p text:style-name="P12">“<text:span text:style-name="T10">What’s happening, Commander?” The captain shouted into his phone to the bridge.</text:span></text:p>
      <text:p text:style-name="P12">“<text:span text:style-name="T10">I’m not sure, sir. It looks like a slave rebelion and they are coming out of the ship itself.” Replied the man.</text:span></text:p>
      <text:p text:style-name="P12">News would have to some time get back to the King that his prize person had escaped, along with 20 or so other slaves was a sure way to his own death. That would be what was reported back when they went into port, that he had let these slaves get away. </text:p>
      <text:p text:style-name="P12">Of course he might be able to slow the hand of those gallows, the captain knew he would get if he did manage to return with them. Dead or the best situation would be alive. </text:p>
      <text:p text:style-name="P12">The dinner bell had rung, <text:span text:style-name="T10">on a its timer, </text:span>and then the slaves were headed back to the cages located at the bottom of the ship. </text:p>
      <text:p text:style-name="P12">On the daily, meals and work were the only times the <text:s/>slaves left their holding cells.</text:p>
      <text:p text:style-name="P12">The slaves in that area around the port side had taken advantage of the missing sidepiece of the ship <text:span text:style-name="T10">first.</text:span></text:p>
      <text:p text:style-name="P20">Captain Shepard ran up headed to the bridge pilot house.</text:p>
      <text:p text:style-name="P13">“Horrors be dammed! Stop now!” He restated to himself. Partly yelling in his whispery voice as he was running out on his long legs to an upper deck area to see.</text:p>
      <text:p text:style-name="P14">Somehow the side of the freighter had just been peeled off like being opened by a giant can opener from the sky, and then the giant, colossal, huge fire started somehow. </text:p>
      <text:p text:style-name="P13">“Only if the recapturing was to be good enough, “ <text:span text:style-name="T11">He said to himself</text:span></text:p>
      <text:p text:style-name="P13"><text:span text:style-name="T11">A</text:span>fter being fortunate enough that he even got some of the slaves back <text:span text:style-name="T11">that last time</text:span>, which was a feat he wasn’t absolutely sure of right now, or the dead bodies. The last trip which he was disciplined for was a search mission for the man down stairs. Old Man. The king kept him in secrecy, but at the same time, not dead. </text:p>
      <text:p text:style-name="P20">The captain decided to go to the slave quartewrs first.</text:p>
      <text:p text:style-name="P14">Five minutes ago he was laying in his private bunk of his cabin watching a live video of this one slave girl. The crew were yelling and giving him reports of fires all around the ship. She was cleaning herself <text:s/>in the shower. She always seemed to do this as if she knew he was watching her. This was how he was <text:soft-page-break/>punished the first time, only this time he made it even worse when he took the King’s favorite slave on his ship. Her name was exotic as she was. Siobahn, <text:span text:style-name="T12">a</text:span> raven haired full figured woman <text:span text:style-name="T12">that he always delighted in seeing.</text:span></text:p>
      <text:p text:style-name="P14"><text:span text:style-name="T11">J</text:span>ust around the room were cage bars a few feet from the wall. The crew didn’t need him <text:s/>touching things he shouldn’t. Right now those escaping useless slaves were swimming away. The king's men onboard the ship were more than content to just fire into the crowds of bodies. He would see that man punished too. </text:p>
      <text:p text:style-name="P14">News would have to some time get back to the King that his prize person had escaped, along with 20 or so other slaves was a sure way to his own death. That would be what was reported back when they went into port, that he had let these slaves get away. </text:p>
      <text:p text:style-name="P21">The rebellion would mostlikely started by his major slave.</text:p>
      <text:p text:style-name="P13">“Maybe he did.” thought Captain Sheppard as he moved for a better shot at the slaves.</text:p>
      <text:p text:style-name="P13">“How had they gotten out on his watch. No matter how this shook out, that would be the report to the King.” Miles thought to himself again.</text:p>
      <text:p text:style-name="P13">The captain had always been exceptional at his job. Efficient and neat about everything. That was what the King used to have one or two of Captain Shepard’s men either put to death or disciplined. He also had a few spies on board to report things. That one slave was his only real screw up. </text:p>
      <text:p text:style-name="P22">Now it came back to him.</text:p>
      <text:p text:style-name="P22">The captain ran past slaves still cleaning walls and railings.</text:p>
      <text:p text:style-name="P15">He was holding onto the railing on top of the wooden bridge that went all around the bridge itself, by his fingertips only, yelling out into the night <text:span text:style-name="T7">as the ship lurched to the side once</text:span>. </text:p>
      <text:p text:style-name="P15">In his head, he was already planning how to kill these disobedient slaves <text:span text:style-name="T7">after he figured out what was wrong with his ship.</text:span></text:p>
      <text:p text:style-name="P16">The captain <text:span text:style-name="T15">almost fell</text:span> off the gangway.</text:p>
      <text:p text:style-name="P16">The only problem tonight was that he had commanded the railing to be washed and waxed. So right then, the rail holding was a bit challenging as the ship tossed in the waves.</text:p>
      <text:p text:style-name="P16">In his King’s port nothing was ever done that wasn't required, so he waited until his ship took sail to give any cleaning order, <text:span text:style-name="T13">as they seemed to do a better job when Captain Sheppard was directing them.</text:span></text:p>
      <text:p text:style-name="P16">In contrast yelling was getting a bit much now after he was punished during his last time in port. <text:s/></text:p>
      <text:p text:style-name="P16">In his King’s port nothing was ever done that wasn't required, so he waited until his ship took sail to give any cleaning order, <text:span text:style-name="T13">as they seemed to do a better job when Captain Sheppard was directing them.</text:span></text:p>
      <text:p text:style-name="P16">In contrast yelling was getting a bit much now after he was punished during his last time in port. <text:s/>Especially after his last round of punitive measures he was not the same man. He himself held ordered and even dealt out such punishments. He was given so many lashes on his back but a few slapped him in the voice box of his neck also.</text:p>
      <text:p text:style-name="P16">He looked down and all he saw were his slaves jumping off the ship. A small fire, <text:span text:style-name="T16">but growing fire,</text:span> was starting to come onto the deck <text:s/>he didn't know where that was coming from <text:span text:style-name="T14">but that was probably the the lurching of the ship</text:span>.</text:p>
      <text:p text:style-name="P16">In contrast his men would put that out. Not his concern. Right now he had get those escaping back into the cages. </text:p>
      <text:p text:style-name="P16">He used his muscles to pull self up and righted on the deck. He pulled out his pistol, and shot. No warnings for this collection of unfree.</text:p>
      <text:p text:style-name="P16">The captain shot off three rounds. He missed with the first shot completely. On the contrary, <text:s/>the other two hit a couple of the swimmers. </text:p>
      <text:p text:style-name="P17">They fell into a pool in the crimson red water. In a few minutes the bodies were dragged under the waves by some random water animal when it came to the surface following the hot, sticky, thick liquid leaving a person's veins. </text:p>
      <text:p text:style-name="P17">The water animal must have left the area right after because they didn't strike after others in bondage was hit by the captain’s next shot.</text:p>
      <text:p text:style-name="P25"><text:soft-page-break/>The man he was supposed to deliver somewhere safe was now jumping into the water with the others and his chief slave controller, also a slave, named Jasyn.</text:p>
      <text:p text:style-name="P25"/>
      <text:p text:style-name="P25"/>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7T12:59:39.658528772</meta:creation-date>
    <dc:date>2022-02-08T12:21:50.645591930</dc:date>
    <meta:editing-duration>PT1H21M33S</meta:editing-duration>
    <meta:editing-cycles>17</meta:editing-cycles>
    <meta:generator>LibreOffice/7.2.5.2.0$Linux_X86_64 LibreOffice_project/20$Build-2</meta:generator>
    <meta:document-statistic meta:table-count="0" meta:image-count="0" meta:object-count="0" meta:page-count="4" meta:paragraph-count="72" meta:word-count="2169" meta:character-count="11508" meta:non-whitespace-character-count="9375"/>
  </office:meta>
</office:document-meta>
</file>